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5cm" draw:marker-start="" draw:marker-start-width="0.252cm" draw:marker-end="Rounded_20_short_20_Arrow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53cm" svg:stroke-color="#47a7ff" draw:marker-start-width="0.279cm" draw:marker-end-width="0.279cm" draw:fill-color="#ffffff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ff420e" draw:marker-start-width="0.279cm" draw:marker-end-width="0.279cm" draw:fill-color="#ffffff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style:text-position="0% 100%" style:font-name="Liberation Sans1" fo:font-size="18pt" fo:background-color="transparent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line draw:style-name="gr1" draw:text-style-name="P1" draw:layer="layout" svg:x1="5.3cm" svg:y1="8.491cm" svg:x2="22.7cm" svg:y2="8.491cm">
          <text:p/>
        </draw:line>
        <draw:line draw:style-name="gr1" draw:text-style-name="P1" draw:layer="layout" svg:x1="5.291cm" svg:y1="10.491cm" svg:x2="22.691cm" svg:y2="10.491cm">
          <text:p/>
        </draw:line>
        <draw:line draw:style-name="gr1" draw:text-style-name="P1" draw:layer="layout" svg:x1="5.282cm" svg:y1="12.491cm" svg:x2="22.682cm" svg:y2="12.491cm">
          <text:p/>
        </draw:line>
        <draw:custom-shape draw:style-name="gr2" draw:text-style-name="P2" draw:layer="layout" svg:width="0.6cm" svg:height="0.6cm" svg:x="9.008cm" svg:y="8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1.009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20.5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cm" svg:height="0.6cm" svg:x="20.511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cm" svg:height="0.6cm" svg:x="9.009cm" svg:y="10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3.011cm" svg:y="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6.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535cm" svg:height="1.171cm" svg:x="3.2cm" svg:y="7.9cm">
          <draw:text-box>
            <text:p>t(p<text:span text:style-name="T1">i</text:span>)</text:p>
          </draw:text-box>
        </draw:frame>
        <draw:frame draw:style-name="gr5" draw:text-style-name="P3" draw:layer="layout" svg:width="0.946cm" svg:height="1.171cm" svg:x="3.201cm" svg:y="9.901cm">
          <draw:text-box>
            <text:p><text:span text:style-name="T2">μ</text:span><text:span text:style-name="T1">i</text:span></text:p>
          </draw:text-box>
        </draw:frame>
        <draw:frame draw:style-name="gr5" draw:text-style-name="P3" draw:layer="layout" svg:width="1.197cm" svg:height="1.171cm" svg:x="3.201cm" svg:y="11.902cm">
          <draw:text-box>
            <text:p><text:span text:style-name="T2">φ</text:span><text:span text:style-name="T1">i1</text:span></text:p>
          </draw:text-box>
        </draw:frame>
        <draw:line draw:style-name="gr1" draw:text-style-name="P1" draw:layer="layout" svg:x1="5.273cm" svg:y1="14.491cm" svg:x2="22.673cm" svg:y2="14.491cm">
          <text:p/>
        </draw:line>
        <draw:custom-shape draw:style-name="gr4" draw:text-style-name="P2" draw:layer="layout" svg:width="0.6cm" svg:height="0.6cm" svg:x="18.013cm" svg:y="14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197cm" svg:height="1.171cm" svg:x="3.202cm" svg:y="13.903cm">
          <draw:text-box>
            <text:p><text:span text:style-name="T2">φ</text:span><text:span text:style-name="T1">i2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3T21:16:00.403997174</meta:creation-date>
    <dc:date>2018-04-03T21:57:39.255750210</dc:date>
    <meta:editing-duration>PT10M5S</meta:editing-duration>
    <meta:editing-cycles>2</meta:editing-cycles>
    <meta:generator>LibreOffice/5.1.6.2$Linux_x86 LibreOffice_project/10m0$Build-2</meta:generator>
    <meta:document-statistic meta:object-count="39"/>
  </office:meta>
</office:document-meta>
</file>